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9-07-25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9-04-22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9-01-22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8-11-02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8-07-24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8-04-1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8-02-28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7-10-26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7-07-1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7-02-08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6-10-03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6-07-11 2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6-04-04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6-01-06 0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5-10-13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5-01-14 0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4-10-07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4-04-09 0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4-01-07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3-10-15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3-01-08 2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2-10-02 2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2-07-17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2-04-24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2-01-10 2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1-10-04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1-07-06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1-04-06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1-01-12 0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0-04-20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10-01-12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9-10-06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9-07-29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9-01-13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8-10-08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8-07-15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8-04-15 2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8-01-09 0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7-10-17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7-07-10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7-04-10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7-01-23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6-10-10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6-07-11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6-04-04 2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6-01-10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5-10-11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5-07-06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5-04-12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5-01-13 0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4-10-06 2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4-07-20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4-04-21 2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4-01-13 0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3-10-22 0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3-07-15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3-04-14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3-01-15 0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2-10-15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2-07-16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2-04-17 0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1-09-19 0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1-07-18 0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1-05-10 0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1-03-07 0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1-01-09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0-11-15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0-09-12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0-06-28 0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0-05-10 0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0-03-09 0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2000-01-13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1999-10-26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1999-09-15 0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1999-08-1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1999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1999-07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1999-06-09 0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1999-05-12 0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1999-04-06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1999-03-17 0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1999-02-10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1999-01-13 0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1998-12-09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1998-05-13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36121201101</text:p>
          </table:table-cell>
          <table:table-cell office:value-type="string" calcext:value-type="string">
            <text:p>1981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71" meta:object-count="0"/>
    <meta:user-defined meta:name="AppVersion">3.0</meta:user-defined>
  </office:meta>
</office:document-meta>
</file>